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5.2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1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table:style-name="Default" office:value-type="string" calcext:value-type="string">
            <text:p>packs opened 2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cards contained</text:p>
          </table:table-cell>
          <table:table-cell office:value-type="string" calcext:value-type="string">
            <text:p>odds per card</text:p>
          </table:table-cell>
          <table:table-cell office:value-type="string" calcext:value-type="string">
            <text:p>as a pull r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l art</text:p>
          </table:table-cell>
          <table:table-cell table:formula="of:=(5000/197)+(5000/56)" office:value-type="float" office:value="114.666424945613" calcext:value-type="float">
            <text:p>114.666424945613</text:p>
          </table:table-cell>
          <table:table-cell office:value-type="float" office:value="5000" calcext:value-type="float">
            <text:p>5000</text:p>
          </table:table-cell>
          <table:table-cell office:value-type="float" office:value="318" calcext:value-type="float">
            <text:p>318</text:p>
          </table:table-cell>
          <table:table-cell office:value-type="float" office:value="11664" calcext:value-type="float">
            <text:p>11664</text:p>
          </table:table-cell>
          <table:table-cell table:formula="of:=([.E2]/[.D2]*[.E2]+[.C2]/[.B2]*[.C2])/([.C2]+[.E2])" office:value-type="float" office:value="38.7572271001051" calcext:value-type="float">
            <text:p>38.7572271001051</text:p>
          </table:table-cell>
          <table:table-cell office:value-type="float" office:value="27" calcext:value-type="float">
            <text:p>27</text:p>
          </table:table-cell>
          <table:table-cell table:formula="of:=(1/[.F2])/[.G2]" office:value-type="float" office:value="0.000955616276194758" calcext:value-type="float">
            <text:p>0.000955616276195</text:p>
          </table:table-cell>
          <table:table-cell table:formula="of:=1/[.H2]" office:value-type="float" office:value="1046.44513170284" calcext:value-type="float">
            <text:p>1046.44513170284</text:p>
          </table:table-cell>
          <table:table-cell/>
          <table:table-cell office:value-type="string" calcext:value-type="string">
            <text:p>combined full and alt v</text:p>
          </table:table-cell>
          <table:table-cell table:formula="of:=1/((1/[.F2])+(1/[.F3]))" office:value-type="float" office:value="27.5769388815803" calcext:value-type="float">
            <text:p>27.5769388815803</text:p>
          </table:table-cell>
        </table:table-row>
        <table:table-row table:style-name="ro1">
          <table:table-cell office:value-type="string" calcext:value-type="string">
            <text:p>Alt art V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115" calcext:value-type="float">
            <text:p>115</text:p>
          </table:table-cell>
          <table:table-cell office:value-type="float" office:value="11664" calcext:value-type="float">
            <text:p>11664</text:p>
          </table:table-cell>
          <table:table-cell table:formula="of:=([.E3]/[.D3]*[.E3]+[.C3]/[.B3]*[.C3])/([.C3]+[.E3])" office:value-type="float" office:value="95.5973282681751" calcext:value-type="float">
            <text:p>95.5973282681751</text:p>
          </table:table-cell>
          <table:table-cell office:value-type="float" office:value="11" calcext:value-type="float">
            <text:p>11</text:p>
          </table:table-cell>
          <table:table-cell table:formula="of:=(1/[.F3])/[.G3]" office:value-type="float" office:value="0.000950958489698243" calcext:value-type="float">
            <text:p>0.000950958489698</text:p>
          </table:table-cell>
          <table:table-cell table:formula="of:=1/[.H3]" office:value-type="float" office:value="1051.57061094993" calcext:value-type="float">
            <text:p>1051.57061094993</text:p>
          </table:table-cell>
          <table:table-cell/>
          <table:table-cell office:value-type="string" calcext:value-type="string">
            <text:p>combined rainbow and alt vmax</text:p>
          </table:table-cell>
          <table:table-cell table:formula="of:=1/((1/[.F5])+(1/[.F4]))" office:value-type="float" office:value="74.4040015071055" calcext:value-type="float">
            <text:p>74.4040015071055</text:p>
          </table:table-cell>
        </table:table-row>
        <table:table-row table:style-name="ro1">
          <table:table-cell office:value-type="string" calcext:value-type="string">
            <text:p>rainbow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108" calcext:value-type="float">
            <text:p>108</text:p>
          </table:table-cell>
          <table:table-cell office:value-type="float" office:value="11664" calcext:value-type="float">
            <text:p>11664</text:p>
          </table:table-cell>
          <table:table-cell table:formula="of:=([.E4]/[.D4]*[.E4]+[.C4]/[.B4]*[.C4])/([.C4]+[.E4])" office:value-type="float" office:value="100.198751800288" calcext:value-type="float">
            <text:p>100.198751800288</text:p>
          </table:table-cell>
          <table:table-cell office:value-type="float" office:value="16" calcext:value-type="float">
            <text:p>16</text:p>
          </table:table-cell>
          <table:table-cell table:formula="of:=(1/[.F4])/[.G4]" office:value-type="float" office:value="0.000623760265243347" calcext:value-type="float">
            <text:p>0.000623760265243</text:p>
          </table:table-cell>
          <table:table-cell table:formula="of:=1/[.H4]" office:value-type="float" office:value="1603.18002880461" calcext:value-type="float">
            <text:p>1603.18002880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5000/283" office:value-type="float" office:value="17.6678445229682" calcext:value-type="float">
            <text:p>17.6678445229682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office:value-type="float" office:value="11664" calcext:value-type="float">
            <text:p>11664</text:p>
          </table:table-cell>
          <table:table-cell table:formula="of:=([.E5]/[.D5]*[.E5]+[.C5]/[.B5]*[.C5])/([.C5]+[.E5])" office:value-type="float" office:value="289.019587133941" calcext:value-type="float">
            <text:p>289.019587133941</text:p>
          </table:table-cell>
          <table:table-cell office:value-type="float" office:value="6" calcext:value-type="float">
            <text:p>6</text:p>
          </table:table-cell>
          <table:table-cell table:formula="of:=(1/[.F5])/[.G5]" office:value-type="float" office:value="0.000576662185146046" calcext:value-type="float">
            <text:p>0.000576662185146</text:p>
          </table:table-cell>
          <table:table-cell table:formula="of:=1/[.H5]" office:value-type="float" office:value="1734.11752280365" calcext:value-type="float">
            <text:p>1734.117522803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99" office:value-type="float" office:value="50.5050505050505" calcext:value-type="float">
            <text:p>50.5050505050505</text:p>
          </table:table-cell>
          <table:table-cell office:value-type="float" office:value="5000" calcext:value-type="float">
            <text:p>5000</text:p>
          </table:table-cell>
          <table:table-cell office:value-type="float" office:value="114" calcext:value-type="float">
            <text:p>114</text:p>
          </table:table-cell>
          <table:table-cell office:value-type="float" office:value="11664" calcext:value-type="float">
            <text:p>11664</text:p>
          </table:table-cell>
          <table:table-cell table:formula="of:=([.E6]/[.D6]*[.E6]+[.C6]/[.B6]*[.C6])/([.C6]+[.E6])" office:value-type="float" office:value="101.320893448215" calcext:value-type="float">
            <text:p>101.320893448215</text:p>
          </table:table-cell>
          <table:table-cell office:value-type="float" office:value="12" calcext:value-type="float">
            <text:p>12</text:p>
          </table:table-cell>
          <table:table-cell table:formula="of:=(1/[.F6])/[.G6]" office:value-type="float" office:value="0.000822469389059671" calcext:value-type="float">
            <text:p>0.00082246938906</text:p>
          </table:table-cell>
          <table:table-cell table:formula="of:=1/[.H6]" office:value-type="float" office:value="1215.85072137858" calcext:value-type="float">
            <text:p>1215.85072137858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<text:a xlink:href="https://www.reddit.com/r/PokemonTCG/comments/pf5scn/evolving_skies_pull_rate_data_from_5000_packs/" xlink:type="simple">https://www.reddit.com/r/PokemonTCG/comments/pf5scn/evolving_skies_pull_rate_data_from_5000_packs/</text:a></text:p>
          </table:table-cell>
          <table:table-cell/>
          <table:table-cell table:style-name="ce2" office:value-type="string" calcext:value-type="string">
            <text:p><text:a xlink:href="https://www.reddit.com/r/PokemonTCG/comments/paitho/evolving_skies_pull_data_from_10000_packs_opened/" xlink:type="simple">https://www.reddit.com/r/PokemonTCG/comments/paitho/evolving_skies_pull_data_from_10000_packs_opened/</text:a>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ull art</text:p>
          </table:table-cell>
          <table:table-cell table:formula="of:=(5000/49)+(5000/78)" office:value-type="float" office:value="166.143380429095" calcext:value-type="float">
            <text:p>166.143380429095</text:p>
          </table:table-cell>
          <table:table-cell office:value-type="float" office:value="5000" calcext:value-type="float">
            <text:p>5000</text:p>
          </table:table-cell>
          <table:table-cell office:value-type="float" office:value="558" calcext:value-type="float">
            <text:p>558</text:p>
          </table:table-cell>
          <table:table-cell table:style-name="ce2" office:value-type="float" office:value="18082" calcext:value-type="float">
            <text:p>18082</text:p>
          </table:table-cell>
          <table:table-cell table:formula="of:=([.E10]/[.D10]*[.E10]+[.C10]/[.B10]*[.C10])/([.C10]+[.E10])" office:value-type="float" office:value="31.9045132568695" calcext:value-type="float">
            <text:p>31.9045132568695</text:p>
          </table:table-cell>
          <table:table-cell office:value-type="float" office:value="29" calcext:value-type="float">
            <text:p>29</text:p>
          </table:table-cell>
          <table:table-cell table:formula="of:=(1/[.F10])/[.G10]" office:value-type="float" office:value="0.0010808113053806" calcext:value-type="float">
            <text:p>0.001080811305381</text:p>
          </table:table-cell>
          <table:table-cell table:formula="of:=1/[.H10]" office:value-type="float" office:value="925.230884449215" calcext:value-type="float">
            <text:p>925.230884449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5000/147" office:value-type="float" office:value="34.0136054421769" calcext:value-type="float">
            <text:p>34.0136054421769</text:p>
          </table:table-cell>
          <table:table-cell office:value-type="float" office:value="5000" calcext:value-type="float">
            <text:p>5000</text:p>
          </table:table-cell>
          <table:table-cell office:value-type="float" office:value="137" calcext:value-type="float">
            <text:p>137</text:p>
          </table:table-cell>
          <table:table-cell table:style-name="ce2" office:value-type="float" office:value="18082" calcext:value-type="float">
            <text:p>18082</text:p>
          </table:table-cell>
          <table:table-cell table:formula="of:=([.E11]/[.D11]*[.E11]+[.C11]/[.B11]*[.C11])/([.C11]+[.E11])" office:value-type="float" office:value="135.23784893844" calcext:value-type="float">
            <text:p>135.23784893844</text:p>
          </table:table-cell>
          <table:table-cell office:value-type="float" office:value="10" calcext:value-type="float">
            <text:p>10</text:p>
          </table:table-cell>
          <table:table-cell table:formula="of:=(1/[.F11])/[.G11]" office:value-type="float" office:value="0.000739437966404801" calcext:value-type="float">
            <text:p>0.000739437966405</text:p>
          </table:table-cell>
          <table:table-cell table:formula="of:=1/[.H11]" office:value-type="float" office:value="1352.3784893844" calcext:value-type="float">
            <text:p>1352.37848938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nbow</text:p>
          </table:table-cell>
          <table:table-cell table:formula="of:=5000/122" office:value-type="float" office:value="40.9836065573771" calcext:value-type="float">
            <text:p>40.9836065573771</text:p>
          </table:table-cell>
          <table:table-cell office:value-type="float" office:value="5000" calcext:value-type="float">
            <text:p>5000</text:p>
          </table:table-cell>
          <table:table-cell office:value-type="float" office:value="197" calcext:value-type="float">
            <text:p>197</text:p>
          </table:table-cell>
          <table:table-cell table:style-name="ce2" office:value-type="float" office:value="18082" calcext:value-type="float">
            <text:p>18082</text:p>
          </table:table-cell>
          <table:table-cell table:formula="of:=([.E12]/[.D12]*[.E12]+[.C12]/[.B12]*[.C12])/([.C12]+[.E12])" office:value-type="float" office:value="98.3315550781874" calcext:value-type="float">
            <text:p>98.3315550781874</text:p>
          </table:table-cell>
          <table:table-cell office:value-type="float" office:value="20" calcext:value-type="float">
            <text:p>20</text:p>
          </table:table-cell>
          <table:table-cell table:formula="of:=(1/[.F12])/[.G12]" office:value-type="float" office:value="0.000508483771666613" calcext:value-type="float">
            <text:p>0.000508483771667</text:p>
          </table:table-cell>
          <table:table-cell table:formula="of:=1/[.H12]" office:value-type="float" office:value="1966.63110156375" calcext:value-type="float">
            <text:p>1966.63110156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5000/454" office:value-type="float" office:value="11.0132158590308" calcext:value-type="float">
            <text:p>11.0132158590308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18082" calcext:value-type="float">
            <text:p>18082</text:p>
          </table:table-cell>
          <table:table-cell table:formula="of:=([.E13]/[.D13]*[.E13]+[.C13]/[.B13]*[.C13])/([.C13]+[.E13])" office:value-type="float" office:value="604.241282632107" calcext:value-type="float">
            <text:p>604.241282632107</text:p>
          </table:table-cell>
          <table:table-cell office:value-type="float" office:value="3" calcext:value-type="float">
            <text:p>3</text:p>
          </table:table-cell>
          <table:table-cell table:formula="of:=(1/[.F13])/[.G13]" office:value-type="float" office:value="0.000551656007152169" calcext:value-type="float">
            <text:p>0.000551656007152</text:p>
          </table:table-cell>
          <table:table-cell table:formula="of:=1/[.H13]" office:value-type="float" office:value="1812.72384789632" calcext:value-type="float">
            <text:p>1812.723847896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10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65" calcext:value-type="float">
            <text:p>165</text:p>
          </table:table-cell>
          <table:table-cell table:style-name="ce2" office:value-type="float" office:value="18082" calcext:value-type="float">
            <text:p>18082</text:p>
          </table:table-cell>
          <table:table-cell table:formula="of:=([.E14]/[.D14]*[.E14]+[.C14]/[.B14]*[.C14])/([.C14]+[.E14])" office:value-type="float" office:value="107.510961972205" calcext:value-type="float">
            <text:p>107.510961972205</text:p>
          </table:table-cell>
          <table:table-cell office:value-type="float" office:value="12" calcext:value-type="float">
            <text:p>12</text:p>
          </table:table-cell>
          <table:table-cell table:formula="of:=(1/[.F14])/[.G14]" office:value-type="float" office:value="0.000775114758575763" calcext:value-type="float">
            <text:p>0.000775114758576</text:p>
          </table:table-cell>
          <table:table-cell table:formula="of:=1/[.H14]" office:value-type="float" office:value="1290.13154366645" calcext:value-type="float">
            <text:p>1290.13154366645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https://docs.google.com/spreadsheets/d/10ydahAutE0aFxKT3iGCM99gwp01Q5zsw3zhA7Fih-Zc/edit#gid=1438122875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https://www.reddit.com/r/PokemonTCG/comments/o2nhez/chilling_reign_pull_rate_data_from_5000_packs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 style:data-style-name="N2" text:time-value="15:50:37.7350575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1T15:12:58.379199434</meta:creation-date>
    <dc:date>2021-11-03T23:53:57.805455666</dc:date>
    <meta:editing-duration>P2DT3H43M29S</meta:editing-duration>
    <meta:editing-cycles>5</meta:editing-cycles>
    <meta:generator>LibreOffice/6.4.7.2$Linux_X86_64 LibreOffice_project/40$Build-2</meta:generator>
    <meta:document-statistic meta:table-count="1" meta:cell-count="107" meta:object-count="0"/>
  </office:meta>
</office:document-meta>
</file>